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PermissionPanel.valueChanged( List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ermissionPanel.NewPermiss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PermissionPanel.getPermiss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istingPermissionsTableModel.getValueAt( int rowIndex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ermission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PermissionPanel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ermission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istingPermission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istingPermission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PermissionPanel.getExistingPermission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ermission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ermission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ermissionPanel.getIc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Permission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ermission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Permission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NewPermissionPanel.createA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wPermission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istingPermission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ermission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ermission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Permission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ermission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Permission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ermission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Permission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ermission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ermission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PermissionPanel.getExistingPermissions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wPermission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Permission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